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'Times New Roman', Times, serif"/>
    <style:font-face style:name="Open sans" svg:font-family="'Open sans', sans-serif"/>
    <style:font-face style:name="PT Serif" svg:font-family="'PT Serif', serif"/>
    <style:font-face style:name="Raleway" svg:font-family="Raleway, sans-serif"/>
    <style:font-face style:name="Tahoma" svg:font-family="Tahoma, sans-serif, Arial, Helvetica"/>
    <style:font-face style:name="louis george caferegular" svg:font-family="'louis george caferegular', Arial, sans-serif, 'Apple Color Emoji', 'Segoe UI Emoji', 'Segoe UI Symbol'"/>
    <style:font-face style:name="opensans" svg:font-family="opensans, 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0">
      <style:paragraph-properties fo:orphans="2" fo:widows="2"/>
      <style:text-properties fo:color="#000000" style:font-name="Times New Roman" fo:font-size="12.5pt" fo:font-weight="normal" officeooo:rsid="000c4e5c" officeooo:paragraph-rsid="000c4e5c" style:font-size-asian="12.5pt" style:font-weight-asian="normal" style:font-size-complex="12.5pt" style:font-weight-complex="normal"/>
    </style:style>
    <style:style style:name="P2" style:family="paragraph" style:parent-style-name="Standard">
      <style:paragraph-properties fo:orphans="2" fo:widows="2"/>
      <style:text-properties fo:color="#000000" style:font-name="Times New Roman" fo:font-size="12.5pt" fo:font-weight="normal" officeooo:rsid="000c4e5c" officeooo:paragraph-rsid="000c4e5c" style:font-size-asian="12.5pt" style:font-weight-asian="normal" style:font-size-complex="12.5pt" style:font-weight-complex="normal"/>
    </style:style>
    <style:style style:name="P3" style:family="paragraph" style:parent-style-name="Standard" style:list-style-name="L4">
      <style:paragraph-properties fo:orphans="2" fo:widows="2"/>
      <style:text-properties fo:color="#000000" style:font-name="Times New Roman" fo:font-size="12.5pt" style:text-underline-style="solid" style:text-underline-width="auto" style:text-underline-color="font-color" fo:font-weight="normal" officeooo:paragraph-rsid="0009552e" fo:background-color="transparent" style:font-size-asian="12.5pt" style:font-weight-asian="normal" style:font-size-complex="12.5pt" style:font-weight-complex="normal"/>
    </style:style>
    <style:style style:name="P4" style:family="paragraph" style:parent-style-name="Standard" style:list-style-name="L5">
      <style:paragraph-properties fo:orphans="2" fo:widows="2"/>
      <style:text-properties fo:color="#000000" style:font-name="Times New Roman" fo:font-size="12.5pt" style:text-underline-style="solid" style:text-underline-width="auto" style:text-underline-color="font-color" fo:font-weight="normal" officeooo:paragraph-rsid="0009552e" fo:background-color="transparent" style:font-size-asian="12.5pt" style:font-weight-asian="normal" style:font-size-complex="12.5pt" style:font-weight-complex="normal"/>
    </style:style>
    <style:style style:name="P5" style:family="paragraph" style:parent-style-name="Standard" style:list-style-name="L6">
      <style:paragraph-properties fo:orphans="2" fo:widows="2"/>
      <style:text-properties fo:color="#000000" style:font-name="Times New Roman" fo:font-size="12.5pt" style:text-underline-style="solid" style:text-underline-width="auto" style:text-underline-color="font-color" fo:font-weight="normal" officeooo:rsid="000877e2" officeooo:paragraph-rsid="000877e2" fo:background-color="transparent" style:font-size-asian="12.5pt" style:font-weight-asian="normal" style:font-size-complex="12.5pt" style:font-weight-complex="normal"/>
    </style:style>
    <style:style style:name="P6" style:family="paragraph" style:parent-style-name="Standard" style:list-style-name="L9">
      <style:paragraph-properties fo:orphans="2" fo:widows="2"/>
      <style:text-properties fo:color="#000000" style:text-underline-style="solid" style:text-underline-width="auto" style:text-underline-color="font-color" officeooo:paragraph-rsid="0009552e" fo:background-color="transparent"/>
    </style:style>
    <style:style style:name="P7" style:family="paragraph" style:parent-style-name="Standard" style:list-style-name="L7">
      <style:paragraph-properties fo:orphans="2" fo:widows="2"/>
      <style:text-properties style:font-name="Times New Roman" fo:font-size="12.5pt" style:text-underline-style="solid" style:text-underline-width="auto" style:text-underline-color="font-color" fo:font-weight="normal" officeooo:paragraph-rsid="0009552e" fo:background-color="transparent" style:font-size-asian="12.5pt" style:font-weight-asian="normal" style:font-size-complex="12.5pt" style:font-weight-complex="normal"/>
    </style:style>
    <style:style style:name="P8" style:family="paragraph" style:parent-style-name="Standard" style:list-style-name="L8">
      <style:paragraph-properties fo:orphans="2" fo:widows="2"/>
      <style:text-properties style:font-name="Times New Roman" fo:font-size="12.5pt" style:text-underline-style="solid" style:text-underline-width="auto" style:text-underline-color="font-color" fo:font-weight="normal" officeooo:rsid="000877e2" officeooo:paragraph-rsid="0009552e" fo:background-color="transparent" style:font-size-asian="12.5pt" style:font-weight-asian="normal" style:font-size-complex="12.5pt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9552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0f8b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1150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fo:font-weight="bold" officeooo:paragraph-rsid="000877e2" fo:background-color="transparent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fo:font-weight="bold" officeooo:rsid="000b0f8b" officeooo:paragraph-rsid="000b0f8b" fo:background-color="transparent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fo:font-weight="normal" officeooo:rsid="000877e2" officeooo:paragraph-rsid="000b1150" style:font-size-asian="12.5pt" style:font-weight-asian="normal" style:font-size-complex="12.5pt" style:font-weight-complex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fo:font-weight="normal" officeooo:rsid="000877e2" officeooo:paragraph-rsid="0009552e" fo:background-color="transparent" style:font-size-asian="12.5pt" style:font-weight-asian="normal" style:font-size-complex="12.5pt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fo:font-weight="normal" officeooo:paragraph-rsid="000877e2" fo:background-color="transparent" style:font-size-asian="12.5pt" style:font-weight-asian="normal" style:font-size-complex="12.5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fo:font-weight="normal" officeooo:paragraph-rsid="0009552e" fo:background-color="transparent" style:font-size-asian="12.5pt" style:font-weight-asian="normal" style:font-size-complex="12.5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style:text-underline-style="solid" style:text-underline-width="auto" style:text-underline-color="font-color" fo:font-weight="normal" officeooo:paragraph-rsid="0009552e" fo:background-color="transparent" style:font-size-asian="12.5pt" style:font-weight-asian="normal" style:font-size-complex="12.5pt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style:text-underline-style="none" fo:font-weight="bold" officeooo:paragraph-rsid="000877e2" fo:background-color="transparent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.5pt" officeooo:rsid="000877e2" officeooo:paragraph-rsid="0009552e" fo:background-color="transparent" style:font-size-asian="12.5pt" style:font-size-complex="12.5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bold" officeooo:rsid="000c4e5c" officeooo:paragraph-rsid="000c4e5c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bold" officeooo:rsid="000b0f8b" officeooo:paragraph-rsid="000b0f8b" fo:background-color="transparent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paragraph-rsid="000c4e5c" style:font-size-asian="12.5pt" style:font-weight-asian="normal" style:font-size-complex="12.5pt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paragraph-rsid="000df56e" style:font-size-asian="12.5pt" style:font-weight-asian="normal" style:font-size-complex="12.5pt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9552e" officeooo:paragraph-rsid="000b1150" style:font-size-asian="12.5pt" style:font-weight-asian="normal" style:font-size-complex="12.5pt" style:font-weight-complex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b1150" officeooo:paragraph-rsid="000b1150" style:font-size-asian="12.5pt" style:font-weight-asian="normal" style:font-size-complex="12.5pt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c4e5c" officeooo:paragraph-rsid="000c4e5c" style:font-size-asian="12.5pt" style:font-weight-asian="normal" style:font-size-complex="12.5pt" style:font-weight-complex="normal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df56e" officeooo:paragraph-rsid="000df56e" style:font-size-asian="12.5pt" style:font-weight-asian="normal" style:font-size-complex="12.5pt" style:font-weight-complex="normal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9552e" officeooo:paragraph-rsid="0009552e" fo:background-color="transparent" style:font-size-asian="12.5pt" style:font-weight-asian="normal" style:font-size-complex="12.5pt" style:font-weight-complex="normal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877e2" officeooo:paragraph-rsid="000877e2" fo:background-color="transparent" style:font-size-asian="12.5pt" style:font-weight-asian="normal" style:font-size-complex="12.5pt" style:font-weight-complex="normal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b0f8b" officeooo:paragraph-rsid="000b1150" fo:background-color="transparent" style:font-size-asian="12.5pt" style:font-weight-asian="normal" style:font-size-complex="12.5pt" style:font-weight-complex="normal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rsid="000b1150" officeooo:paragraph-rsid="000b1150" fo:background-color="transparent" style:font-size-asian="12.5pt" style:font-weight-asian="normal" style:font-size-complex="12.5pt" style:font-weight-complex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paragraph-rsid="0009552e" fo:background-color="transparent" style:font-size-asian="12.5pt" style:font-weight-asian="normal" style:font-size-complex="12.5pt" style:font-weight-complex="normal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weight="normal" officeooo:paragraph-rsid="000b1150" fo:background-color="transparent" style:font-size-asian="12.5pt" style:font-weight-asian="normal" style:font-size-complex="12.5pt" style:font-weight-complex="normal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officeooo:paragraph-rsid="000b0f8b" fo:background-color="transparent" style:font-size-asian="12.5pt" style:font-size-complex="12.5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officeooo:paragraph-rsid="0009552e" fo:background-color="transparent" style:font-size-asian="12.5pt" style:font-size-complex="12.5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style="normal" style:text-underline-style="none" fo:font-weight="normal" officeooo:paragraph-rsid="000c4e5c" style:font-size-asian="12.5pt" style:font-style-asian="normal" style:font-weight-asian="normal" style:font-size-complex="12.5pt" style:font-style-complex="normal" style:font-weight-complex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style="normal" style:text-underline-style="none" fo:font-weight="normal" officeooo:rsid="000df56e" officeooo:paragraph-rsid="000df56e" style:font-size-asian="12.5pt" style:font-style-asian="normal" style:font-weight-asian="normal" style:font-size-complex="12.5pt" style:font-style-complex="normal" style:font-weight-complex="normal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.5pt" fo:font-style="normal" style:text-underline-style="none" fo:font-weight="bold" officeooo:rsid="000df56e" officeooo:paragraph-rsid="000df56e" style:font-size-asian="12.5pt" style:font-style-asian="normal" style:font-weight-asian="bold" style:font-size-complex="12.5pt" style:font-style-complex="normal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9552e" fo:background-color="transparen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tyle="normal" style:text-underline-style="none" fo:font-weight="normal" officeooo:paragraph-rsid="000df56e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tyle="normal" style:text-underline-style="none" fo:font-weight="normal" officeooo:rsid="000df56e" officeooo:paragraph-rsid="000df56e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style:text-underline-style="none" fo:font-weight="normal" officeooo:rsid="000df56e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fo:letter-spacing="normal" fo:font-style="normal" style:text-underline-style="none" officeooo:rsid="0009552e" style:font-style-asian="normal" style:font-style-complex="normal"/>
    </style:style>
    <style:style style:name="T4" style:family="text">
      <style:text-properties fo:font-variant="normal" fo:text-transform="none" fo:color="#000000" fo:letter-spacing="normal" fo:font-style="normal" style:text-underline-style="none" officeooo:rsid="000df56e" style:font-style-asian="normal" style:font-style-complex="normal"/>
    </style:style>
    <style:style style:name="T5" style:family="text">
      <style:text-properties fo:font-variant="normal" fo:text-transform="none" fo:color="#000000" fo:letter-spacing="normal" fo:font-style="normal" officeooo:rsid="000877e2"/>
    </style:style>
    <style:style style:name="T6" style:family="text">
      <style:text-properties fo:font-variant="normal" fo:text-transform="none" fo:color="#000000" fo:letter-spacing="normal" fo:font-style="normal" officeooo:rsid="0009552e"/>
    </style:style>
    <style:style style:name="T7" style:family="text">
      <style:text-properties fo:font-variant="normal" fo:text-transform="none" fo:color="#000000" style:font-name="Times New Roman" fo:font-size="12.5pt" fo:letter-spacing="normal" fo:font-style="normal" fo:font-weight="normal" officeooo:rsid="0009552e" fo:background-color="transparent" loext:char-shading-value="0" style:font-size-asian="12.5pt" style:font-weight-asian="normal" style:font-size-complex="12.5pt" style:font-weight-complex="normal"/>
    </style:style>
    <style:style style:name="T8" style:family="text">
      <style:text-properties fo:font-variant="normal" fo:text-transform="none" fo:color="#000000" style:font-name="Times New Roman" fo:font-size="12.5pt" fo:letter-spacing="normal" fo:font-style="normal" fo:font-weight="normal" officeooo:rsid="000a6e18" fo:background-color="transparent" loext:char-shading-value="0" style:font-size-asian="12.5pt" style:font-weight-asian="normal" style:font-size-complex="12.5pt" style:font-weight-complex="normal"/>
    </style:style>
    <style:style style:name="T9" style:family="text">
      <style:text-properties fo:font-variant="normal" fo:text-transform="none" fo:color="#000000" style:font-name="Times New Roman" fo:font-size="12.5pt" fo:letter-spacing="normal" fo:font-style="normal" fo:font-weight="normal" officeooo:rsid="000b0f8b" fo:background-color="transparent" loext:char-shading-value="0" style:font-size-asian="12.5pt" style:font-weight-asian="normal" style:font-size-complex="12.5pt" style:font-weight-complex="normal"/>
    </style:style>
    <style:style style:name="T10" style:family="text">
      <style:text-properties fo:font-variant="normal" fo:text-transform="none" fo:color="#000000" style:font-name="Times New Roman" fo:font-size="12.5pt" fo:letter-spacing="normal" fo:font-style="normal" fo:font-weight="normal" fo:background-color="transparent" loext:char-shading-value="0" style:font-size-asian="12.5pt" style:font-weight-asian="normal" style:font-size-complex="12.5pt" style:font-weight-complex="normal"/>
    </style:style>
    <style:style style:name="T11" style:family="text">
      <style:text-properties fo:font-variant="normal" fo:text-transform="none" fo:color="#000000" style:font-name="Times New Roman" fo:font-size="12.5pt" fo:letter-spacing="normal" fo:font-style="normal" fo:font-weight="normal" officeooo:rsid="000b0f8b" fo:background-color="transparent" loext:char-shading-value="0" style:font-size-asian="12.5pt" style:font-size-complex="12.5pt"/>
    </style:style>
    <style:style style:name="T12" style:family="text">
      <style:text-properties fo:font-variant="normal" fo:text-transform="none" fo:color="#000000" style:font-name="Times New Roman" fo:font-size="12.5pt" fo:letter-spacing="normal" fo:font-style="normal" fo:font-weight="normal" fo:background-color="transparent" loext:char-shading-value="0" style:font-size-asian="12.5pt" style:font-size-complex="12.5pt"/>
    </style:style>
    <style:style style:name="T13" style:family="text">
      <style:text-properties fo:font-variant="normal" fo:text-transform="none" fo:color="#000000" style:font-name="Times New Roman" fo:font-size="12.5pt" fo:letter-spacing="normal" fo:font-style="normal" style:text-underline-style="none" fo:font-weight="normal" officeooo:rsid="000df56e" style:font-size-asian="12.5pt" style:font-style-asian="normal" style:font-weight-asian="normal" style:font-size-complex="12.5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2.5pt" fo:letter-spacing="normal" fo:font-weight="normal" officeooo:rsid="000a6e18" fo:background-color="transparent" loext:char-shading-value="0" style:font-size-asian="12.5pt" style:font-weight-asian="normal" style:font-size-complex="12.5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/>
    </style:style>
    <style:style style:name="T16" style:family="text">
      <style:text-properties fo:font-variant="normal" fo:text-transform="none" fo:color="#000000" fo:font-size="12.5pt" fo:letter-spacing="normal" fo:font-style="normal" style:text-underline-style="none" fo:font-weight="normal" officeooo:rsid="000df56e" style:font-size-asian="12.5pt" style:font-style-asian="normal" style:font-weight-asian="normal" style:font-size-complex="12.5pt" style:font-style-complex="normal" style:font-weight-complex="normal"/>
    </style:style>
    <style:style style:name="T17" style:family="text">
      <style:text-properties fo:font-variant="normal" fo:text-transform="none" fo:color="#202122" fo:letter-spacing="normal" fo:font-style="normal" officeooo:rsid="000877e2"/>
    </style:style>
    <style:style style:name="T18" style:family="text">
      <style:text-properties fo:font-variant="normal" fo:text-transform="none" fo:color="#202122" fo:letter-spacing="normal" fo:font-style="italic" style:text-underline-style="none" officeooo:rsid="000877e2" style:font-style-asian="italic" style:font-style-complex="italic"/>
    </style:style>
    <style:style style:name="T19" style:family="text">
      <style:text-properties fo:font-variant="normal" fo:text-transform="none" style:font-name="Times New Roman" fo:font-size="12.5pt" fo:letter-spacing="normal" style:font-size-asian="12.5pt" style:font-size-complex="12.5pt"/>
    </style:style>
    <style:style style:name="T20" style:family="text">
      <style:text-properties fo:font-variant="normal" fo:text-transform="none" style:font-name="Times New Roman" fo:font-size="12.5pt" fo:letter-spacing="normal" officeooo:rsid="000df56e" style:font-size-asian="12.5pt" style:font-size-complex="12.5pt"/>
    </style:style>
    <style:style style:name="T21" style:family="text">
      <style:text-properties fo:font-variant="normal" fo:text-transform="none" fo:color="#272727" style:font-name="Times New Roman" fo:font-size="12.5pt" fo:letter-spacing="normal" fo:font-style="normal" fo:font-weight="normal" officeooo:rsid="0009552e" fo:background-color="transparent" loext:char-shading-value="0" style:font-size-asian="12.5pt" style:font-weight-asian="normal" style:font-size-complex="12.5pt" style:font-weight-complex="normal"/>
    </style:style>
    <style:style style:name="T22" style:family="text">
      <style:text-properties fo:font-variant="normal" fo:text-transform="none" fo:color="#272727" fo:letter-spacing="normal" fo:font-style="normal"/>
    </style:style>
    <style:style style:name="T23" style:family="text">
      <style:text-properties fo:font-variant="normal" fo:text-transform="none" fo:color="#272727" fo:letter-spacing="normal" fo:font-style="normal" officeooo:rsid="0009552e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0a6e18"/>
    </style:style>
    <style:style style:name="T28" style:family="text">
      <style:text-properties fo:font-variant="normal" fo:text-transform="none" fo:letter-spacing="normal" fo:font-style="normal" fo:font-weight="normal" officeooo:rsid="000b0f8b"/>
    </style:style>
    <style:style style:name="T29" style:family="text">
      <style:text-properties fo:font-variant="normal" fo:text-transform="none" fo:letter-spacing="normal" fo:font-style="normal" officeooo:rsid="000a6e18"/>
    </style:style>
    <style:style style:name="T30" style:family="text">
      <style:text-properties fo:font-variant="normal" fo:text-transform="none" fo:letter-spacing="normal" fo:font-style="normal" officeooo:rsid="0009552e"/>
    </style:style>
    <style:style style:name="T31" style:family="text">
      <style:text-properties fo:font-variant="normal" fo:text-transform="none" fo:letter-spacing="normal" fo:font-style="normal" style:text-underline-style="none" officeooo:rsid="000df56e" style:font-style-asian="normal" style:font-style-complex="normal"/>
    </style:style>
    <style:style style:name="T32" style:family="text">
      <style:text-properties fo:font-variant="normal" fo:text-transform="none" fo:letter-spacing="normal" fo:font-style="normal" officeooo:rsid="000df56e"/>
    </style:style>
    <style:style style:name="T33" style:family="text">
      <style:text-properties fo:font-variant="normal" fo:text-transform="none" fo:font-size="12.5pt" fo:letter-spacing="normal" style:font-size-asian="12.5pt" style:font-size-complex="12.5pt"/>
    </style:style>
    <style:style style:name="T34" style:family="text">
      <style:text-properties fo:font-variant="normal" fo:text-transform="none" fo:color="#333333" style:font-name="opensans" fo:font-size="12pt" fo:letter-spacing="normal" fo:font-style="normal" fo:font-weight="normal" style:font-size-asian="12.5pt" style:font-size-complex="12.5pt"/>
    </style:style>
    <style:style style:name="T35" style:family="text">
      <style:text-properties fo:font-variant="normal" fo:text-transform="none" fo:color="#333333" style:font-name="opensans" fo:font-size="12pt" fo:letter-spacing="normal" fo:font-style="normal" fo:font-weight="normal" officeooo:rsid="000df56e" style:font-size-asian="12.5pt" style:font-size-complex="12.5pt"/>
    </style:style>
    <style:style style:name="T36" style:family="text">
      <style:text-properties fo:font-variant="normal" fo:text-transform="none" fo:color="#333333" fo:font-size="12pt" fo:letter-spacing="normal" fo:font-style="normal" fo:font-weight="normal" style:font-size-asian="12.5pt" style:font-size-complex="12.5pt"/>
    </style:style>
    <style:style style:name="T37" style:family="text">
      <style:text-properties fo:font-variant="normal" fo:text-transform="none" fo:color="#333333" fo:font-size="12pt" fo:letter-spacing="normal" fo:font-style="normal" fo:font-weight="normal" officeooo:rsid="000df56e" style:font-size-asian="12.5pt" style:font-size-complex="12.5pt"/>
    </style:style>
    <style:style style:name="T38" style:family="text">
      <style:text-properties fo:font-variant="normal" fo:text-transform="none" fo:color="#333333" fo:letter-spacing="normal" fo:font-style="normal"/>
    </style:style>
    <style:style style:name="T39" style:family="text">
      <style:text-properties fo:font-variant="normal" fo:text-transform="none" fo:color="#333333" fo:letter-spacing="normal" fo:font-style="normal" fo:font-weight="normal"/>
    </style:style>
    <style:style style:name="T40" style:family="text">
      <style:text-properties fo:font-variant="normal" fo:text-transform="none" fo:color="#333333" fo:letter-spacing="normal" fo:font-style="normal" fo:font-weight="normal" officeooo:rsid="000df56e"/>
    </style:style>
    <style:style style:name="T41" style:family="text">
      <style:text-properties fo:font-variant="normal" fo:text-transform="none" fo:color="#333333" fo:letter-spacing="normal" fo:font-style="normal" officeooo:rsid="000df56e"/>
    </style:style>
    <style:style style:name="T42" style:family="text">
      <style:text-properties fo:color="#000000"/>
    </style:style>
    <style:style style:name="T43" style:family="text">
      <style:text-properties fo:color="#000000" style:font-name="Times New Roman" fo:font-size="12.5pt" fo:font-weight="normal" officeooo:rsid="0009552e" fo:background-color="transparent" loext:char-shading-value="0" style:font-size-asian="12.5pt" style:font-weight-asian="normal" style:font-size-complex="12.5pt" style:font-weight-complex="normal"/>
    </style:style>
    <style:style style:name="T44" style:family="text">
      <style:text-properties fo:color="#000000" style:font-name="Times New Roman" fo:font-size="12.5pt" fo:font-weight="normal" officeooo:rsid="000b1150" fo:background-color="transparent" loext:char-shading-value="0" style:font-size-asian="12.5pt" style:font-weight-asian="normal" style:font-size-complex="12.5pt" style:font-weight-complex="normal"/>
    </style:style>
    <style:style style:name="T45" style:family="text">
      <style:text-properties fo:color="#000000" style:font-name="Times New Roman" fo:font-size="12.5pt" fo:font-weight="normal" fo:background-color="transparent" loext:char-shading-value="0" style:font-size-asian="12.5pt" style:font-weight-asian="normal" style:font-size-complex="12.5pt" style:font-weight-complex="normal"/>
    </style:style>
    <style:style style:name="T46" style:family="text">
      <style:text-properties fo:color="#000000" officeooo:rsid="0009552e"/>
    </style:style>
    <style:style style:name="T47" style:family="text">
      <style:text-properties fo:color="#000000" officeooo:rsid="000877e2"/>
    </style:style>
    <style:style style:name="T48" style:family="text">
      <style:text-properties officeooo:rsid="0009552e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0a6e18"/>
    </style:style>
    <style:style style:name="T51" style:family="text">
      <style:text-properties officeooo:rsid="000b115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47">¿Qué es un </text:span><text:span text:style-name="T46">ERP</text:span><text:span text:style-name="T47">?</text:span></text:p>
      <text:p text:style-name="P16"><text:span text:style-name="T47"/></text:p>
      <text:p text:style-name="P17"><text:span text:style-name="T5"><text:tab/>Los sistemas de planificación de recursos empresariales</text:span><text:span text:style-name="T47"> </text:span><text:span text:style-name="T17">(ERP, por sus siglas en <text:tab/>inglés, </text:span><text:span text:style-name="T18">enterprise resource planning</text:span><text:span text:style-name="T3">)</text:span><text:span text:style-name="T6"> </text:span><text:span text:style-name="T1">son los </text:span><text:span text:style-name="T5">sistemas de información gerenciales</text:span><text:span text:style-name="T1"> <text:tab/></text:span><text:span text:style-name="T5">(sistemas orientados a solucionar problemas empresariales) </text:span><text:span text:style-name="T1">que integran y manejan <text:tab/>muchos de los negocios asociados con las operaciones de producción y de los <text:tab/>aspectos de distribución de una compañía en la </text:span><text:span text:style-name="T5">producción</text:span><text:span text:style-name="T15"> </text:span><text:span text:style-name="T1">de bienes o servicios.</text:span><text:span text:style-name="T42"> </text:span></text:p>
      <text:p text:style-name="P16"><text:span text:style-name="T42"/></text:p>
      <text:p text:style-name="P16"><text:span text:style-name="T42"><text:tab/></text:span><text:span text:style-name="T47">Estos sistemas de planificación automatizan muchas de las prácticas de negocio <text:tab/>asociadas con los aspectos operativos o productivos de una empresa.</text:span></text:p>
      <text:p text:style-name="P16"><text:span text:style-name="T42"/></text:p>
      <text:p text:style-name="P16"><text:span text:style-name="T42"/></text:p>
      <text:p text:style-name="P12"><text:span text:style-name="T47">Tipos de </text:span><text:span text:style-name="T46">ERP</text:span></text:p>
      <text:p text:style-name="P15"><text:span text:style-name="T42"><text:tab/></text:span></text:p>
      <text:list xml:id="list2131420778" text:style-name="L8">
        <text:list-item>
          <text:p text:style-name="P8"><text:span text:style-name="T46">De acuerdo su concepción:</text:span></text:p>
        </text:list-item>
      </text:list>
      <text:p text:style-name="P15"><text:span text:style-name="T46"/></text:p>
      <text:p text:style-name="P16"><text:span text:style-name="T46"><text:tab/>1- Genéricos → </text:span><text:span text:style-name="T23">El sistema ERP puede ser empleado por empresas de diferentes <text:tab/>sectores y características. Esta acepción es la más acorde con el concepto de software <text:tab/>más aceptado en la investigación y la que adoptaremos en este documento.</text:span></text:p>
      <text:p text:style-name="P16"><text:span text:style-name="T23"/></text:p>
      <text:p text:style-name="P17"><text:span text:style-name="T23"><text:tab/>2- Pre-parametrizados → </text:span><text:span text:style-name="T22">El ERP, previamente a su implantación, es adaptado al <text:tab/>sector <text:tab/>en el que opera la empresa según las necesidades específicas de su tamaño o <text:tab/>del <text:tab/>mercado en el que interviene. </text:span></text:p>
      <text:p text:style-name="P17"><text:span text:style-name="T22"/></text:p>
      <text:p text:style-name="P17"><text:span text:style-name="T23"><text:tab/>3- Indivualizados o a medida → </text:span><text:span text:style-name="T22">El sistema ERP se personaliza según las <text:tab/>características de una compañía concreta. </text:span></text:p>
      <text:p text:style-name="P17"><text:span text:style-name="T22"/></text:p>
      <text:list xml:id="list110994474" text:style-name="L7">
        <text:list-item>
          <text:p text:style-name="P7"><text:span text:style-name="T23">De acuerdo su nivel:</text:span></text:p>
        </text:list-item>
      </text:list>
      <text:p text:style-name="P18"><text:span text:style-name="T23"/></text:p>
      <text:p text:style-name="P9"><text:span text:style-name="T21"><text:tab/></text:span><text:span text:style-name="T7">1- Tier 1 → ERP de gran tamaño con muchas funcionalidades, orientados a </text:span><text:span text:style-name="Strong_20_Emphasis"><text:span text:style-name="T7">grandes <text:tab/>empresas </text:span></text:span><text:span text:style-name="T7">y con un precio de adquisición alto. Son los paquetes de software más caros <text:tab/>para multinacionales que necesitan mayor personalización. </text:span></text:p>
      <text:p text:style-name="P17"><text:span text:style-name="T6"/></text:p>
      <text:p text:style-name="P9"><text:span text:style-name="T7"><text:tab/>2- Tier 2 → </text:span><text:span text:style-name="T10">ERP con menos funciones pero perfecto para </text:span><text:span text:style-name="Strong_20_Emphasis"><text:span text:style-name="T10">medianas empresas</text:span></text:span><text:span text:style-name="T10">, que <text:tab/>necesitan diferentes soluciones estándar, con un relación prestaciones/precio <text:tab/>adecuada. </text:span></text:p>
      <text:p text:style-name="P17"><text:span text:style-name="T1"/></text:p>
      <text:p text:style-name="P9"><text:span text:style-name="T7"><text:tab/>3- Tier 3 → </text:span><text:span text:style-name="T10">Programa con funciones básicas creado para la </text:span><text:span text:style-name="Strong_20_Emphasis"><text:span text:style-name="T10">pequeña empresa</text:span></text:span><text:span text:style-name="T10">, con <text:tab/>pocos <text:tab/>empleados, que tiene unas necesidades perfectamente localizadas, que requiere <text:tab/>agilidad en la prestación y precios más asequibles. </text:span></text:p>
      <text:p text:style-name="P29"><text:span text:style-name="T25"/></text:p>
      <text:list xml:id="list2612055115" text:style-name="L6">
        <text:list-item>
          <text:p text:style-name="P5"><text:span text:style-name="T48">De acuerdo su solución:</text:span></text:p>
        </text:list-item>
      </text:list>
      <text:p text:style-name="P30"/>
      <text:p text:style-name="P33"><text:span text:style-name="T48"><text:tab/>1- Horizontal → </text:span><text:span text:style-name="T50">A</text:span><text:span text:style-name="T25">barcan una serie de prestaciones válidas para todo tipo de empresas, <text:tab/>aunque luego se puedan definir ajustar más mediante módulos </text:span><text:span text:style-name="T29">y s</text:span><text:span text:style-name="T48">irven para todo tipo <text:tab/>tipo de empresas.</text:span></text:p>
      <text:p text:style-name="P33"/>
      <text:p text:style-name="P9"><text:span text:style-name="T43"><text:tab/>2- Vertical → </text:span><text:span text:style-name="T14">D</text:span><text:span text:style-name="T10">efinidos para cubrir todo tipo de necesidades que tenga una empresa en <text:tab/>función de su sector comercial </text:span><text:span text:style-name="T8">y ofrecen funciones </text:span><text:span text:style-name="Strong_20_Emphasis"><text:span text:style-name="T8">especializadas para cada sector.</text:span></text:span></text:p>
      <text:p text:style-name="P33"><text:span text:style-name="T29"/></text:p>
      <text:p text:style-name="P33"><text:span text:style-name="T29"/></text:p>
      <text:list xml:id="list2687040052" text:style-name="L5">
        <text:list-item>
          <text:p text:style-name="P4"><text:soft-page-break/><text:span text:style-name="T29">De acuerdo su desarrollo:</text:span></text:p>
        </text:list-item>
      </text:list>
      <text:p text:style-name="P33"><text:span text:style-name="T29"/></text:p>
      <text:p text:style-name="P33"><text:span text:style-name="T29"><text:tab/>1- Código abierto → Es un modelo de software libre y un ERP gratuito basado en la <text:tab/>colaboración abierta donde el usuario se descarga el código fuente directamente. </text:span></text:p>
      <text:p text:style-name="P33"><text:span text:style-name="T29"/></text:p>
      <text:p text:style-name="P9"><text:span text:style-name="T8"><text:tab/>2- Código privado → (modelos tradicionales de pago) Of</text:span><text:span text:style-name="Strong_20_Emphasis"><text:span text:style-name="T10">recen mayor garantía en su <text:tab/>desarrollo</text:span></text:span><text:span text:style-name="T10">, funcionamiento </text:span><text:span text:style-name="T8">y personalización modular. </text:span></text:p>
      <text:p text:style-name="P33"><text:span text:style-name="T29"/></text:p>
      <text:p text:style-name="P33"><text:span text:style-name="T29"/></text:p>
      <text:list xml:id="list3364642356" text:style-name="L4">
        <text:list-item>
          <text:p text:style-name="P3"><text:span text:style-name="T29">De acuerdo su alojamiento:</text:span></text:p>
        </text:list-item>
      </text:list>
      <text:p text:style-name="P33"><text:span text:style-name="T29"><text:s/></text:span></text:p>
      <text:p text:style-name="P9"><text:span text:style-name="T8"><text:tab/>1- ERP local → Son software alojados en el servidor de la propia empresa, aporta </text:span><text:span text:style-name="Strong_20_Emphasis"><text:span text:style-name="T8">mayor <text:tab/>seguridad y confidencialidad y limitan el uso del software en el dispositivo en el que se <text:tab/>haya instalado la solución.</text:span></text:span></text:p>
      <text:p text:style-name="P9"><text:span text:style-name="Strong_20_Emphasis"><text:span text:style-name="T8"/></text:span></text:p>
      <text:p text:style-name="P9"><text:span text:style-name="Strong_20_Emphasis"><text:span text:style-name="T8"><text:tab/>2- ERP en la nube → </text:span></text:span><text:span text:style-name="Strong_20_Emphasis"><text:span text:style-name="T9">Se</text:span></text:span><text:span text:style-name="Strong_20_Emphasis"><text:span text:style-name="T8"> encuentran alojados en servidores externos que pertenecen a los <text:tab/>proveedores del software, </text:span></text:span><text:span text:style-name="Strong_20_Emphasis"><text:span text:style-name="T9">permiten mayor agilidad pero no tienes control directo sobre <text:tab/>tus datos.</text:span></text:span></text:p>
      <text:p text:style-name="P9"><text:span text:style-name="Strong_20_Emphasis"><text:span text:style-name="T8"/></text:span></text:p>
      <text:p text:style-name="P33"><text:span text:style-name="T29"/></text:p>
      <text:list xml:id="list3311757541" text:style-name="L9">
        <text:list-item>
          <text:p text:style-name="P6"><text:span text:style-name="T28">De acuerdo su diseño:</text:span></text:p>
        </text:list-item>
      </text:list>
      <text:p text:style-name="P40"><text:span text:style-name="T28"/></text:p>
      <text:p text:style-name="P35"><text:span text:style-name="T28"><text:tab/>1- A medida → </text:span><text:span text:style-name="T26">Las empresas de mayor tamaño, con unas necesidades más complejas y <text:tab/>mayor número de departamentos, pueden optar por instalar</text:span><text:span text:style-name="T28">lo el cual cuenta con unas <text:tab/>funcionalidades específicas pero su coste suele ser elevado.</text:span></text:p>
      <text:p text:style-name="P35"><text:span text:style-name="T28"/></text:p>
      <text:p text:style-name="P10"><text:span text:style-name="T11"><text:tab/>2- Predefinido → </text:span><text:span text:style-name="T12">Las soluciones predefinidas también tienen una </text:span><text:span text:style-name="Strong_20_Emphasis"><text:span text:style-name="T12">estructura modular, </text:span></text:span><text:span text:style-name="T12">de <text:tab/>manera que el usuario puede añadir o quitar funciones según sus preferencias </text:span><text:span text:style-name="T11">pero <text:tab/>e</text:span><text:span text:style-name="Strong_20_Emphasis"><text:span text:style-name="T11">ncontrar a un proveedor que se adecue a las necesidades de la empresa puede ser una <text:tab/>tarea compleja.</text:span></text:span></text:p>
      <text:p text:style-name="P36"><text:span text:style-name="T27"/></text:p>
      <text:p text:style-name="P20"><text:span text:style-name="T42"/></text:p>
      <text:p text:style-name="P13"><text:span text:style-name="T42">Ejemplos ERP</text:span></text:p>
      <text:p text:style-name="P22"/>
      <text:p text:style-name="P11"><text:span text:style-name="T44"><text:tab/>1- </text:span><text:span text:style-name="Strong_20_Emphasis"><text:span text:style-name="T10">Oracle Cloud ERP</text:span></text:span><text:span text:style-name="T45"> </text:span><text:span text:style-name="T44">→ Tiene una interfaz agradable y limpia, permite gestión de <text:tab/>informes e integración con otros módulos de ERP.</text:span></text:p>
      <text:p text:style-name="P31"/>
      <text:p text:style-name="P34"><text:span text:style-name="T51"><text:tab/>2- SAP Business One → Esta pensado para grandes empresas y tiene una percepción <text:tab/>algo complicada.</text:span></text:p>
      <text:p text:style-name="P34"/>
      <text:p text:style-name="P32"><text:tab/>3- Odoo ERP → Tiene muy buenas funcionalidades, es flexible y corre a la par de la <text:tab/>tecnología.</text:p>
      <text:p text:style-name="P32"/>
      <text:p text:style-name="P32"><text:tab/>4- Epicor ERP → ayuda a detectar las dificultades del proceso de trabajo y un sólido <text:tab/>sistema de evaluación de costos que permite administrar los márgenes.</text:p>
      <text:p text:style-name="P32"/>
      <text:p text:style-name="P32"><text:tab/>5- Microsoft Dynamics 365 → Es muy intuitivo, permite una gestión diaria de flujo de <text:tab/>trabajo y una transparencia de datos entre usuarios. </text:p>
      <text:p text:style-name="P32"/>
      <text:p text:style-name="P25"><text:span text:style-name="T42"/></text:p>
      <text:p text:style-name="P21"><text:soft-page-break/>Descripción CRM</text:p>
      <text:p text:style-name="P27"/>
      <text:p text:style-name="P27"><text:span text:style-name="T25"><text:tab/>Un CRM es una solución de gestión de las relaciones con clientes, orientada <text:tab/>normalmente a gestionar tres áreas básicas: la gestión comercial, el marketing y el <text:tab/>servicio postventa o de atención al cliente.</text:span> </text:p>
      <text:p text:style-name="P26"/>
      <text:p text:style-name="P23"><text:span text:style-name="T30"><text:tab/>La definición de CRM (en inglés Customer Relationship Management) es una aplicación <text:tab/>que permite centralizar en una única Base de Datos todas las interacciones entre una <text:tab/>empresa y sus clientes.</text:span></text:p>
      <text:p text:style-name="P23"><text:span text:style-name="T30"/></text:p>
      <text:p text:style-name="P23"><text:span text:style-name="T25"><text:tab/>El software CRM, por definición, permite compartir y maximizar el conocimiento de un <text:tab/>cliente dado y de esta forma entender sus necesidades y anticiparse a ellas. Por <text:tab/>definición, el CRM recopila toda la información de las gestiones comerciales <text:tab/>manteniendo un histórico detallado. Una solución CRM permite dirigir y gestionar de <text:tab/>forma más sencilla las campañas de captación de clientes y de fidelización. Gracias al <text:tab/>CRM se puede controlar el conjunto de acciones realizadas sobre los clientes o <text:tab/>potenciales clientes, y gestionar las acciones comerciales a partir de un cuadro de <text:tab/>mandos detallado.</text:span></text:p>
      <text:p text:style-name="P37"><text:span text:style-name="T24"/></text:p>
      <text:p text:style-name="P39"><text:span text:style-name="T24">Algunos ejemplos de CRM</text:span></text:p>
      <text:p text:style-name="P38"><text:span text:style-name="T24"/></text:p>
      <text:p text:style-name="P41"><text:span text:style-name="T20"><text:tab/>1- Salesforce → Contiene uno de los softwares más confiables, populares y extendidos <text:tab/>que puede ser intefrado con otros softwares.</text:span></text:p>
      <text:p text:style-name="P41"><text:span text:style-name="T20"/></text:p>
      <text:p text:style-name="P42"><text:span text:style-name="T19"><text:tab/>2- Base → Casi todo su contenido es configurable y se actualiza constantemente pero <text:tab/>resulta complicado importar la información que se necesita.</text:span></text:p>
      <text:p text:style-name="P38"><text:span text:style-name="T24"/></text:p>
      <text:p text:style-name="P24"><text:span text:style-name="T31"><text:tab/>3- Microsoft Dynamics → Las herramientas son de carácter extremadamente profesional <text:tab/>y, c</text:span><text:span text:style-name="T25">omo ventaja principal, </text:span><text:span text:style-name="T32">cabe d</text:span><text:span text:style-name="T25">estacar que existen infinidad de maneras de <text:tab/>implementar este software. Además, para una mejor experiencia, se actualiza muy <text:tab/>frecuentemente.</text:span><text:span text:style-name="T24"> </text:span></text:p>
      <text:p text:style-name="P42"><text:span text:style-name="T19"/></text:p>
      <text:p text:style-name="P28"><text:span text:style-name="T25"/></text:p>
      <text:p text:style-name="P14"><text:span text:style-name="T46"/></text:p>
      <text:p text:style-name="P21">Webgrafía</text:p>
      <text:p text:style-name="P27"/>
      <text:list xml:id="list3738766313" text:style-name="L10">
        <text:list-item>
          <text:p text:style-name="P1"><text:a xlink:type="simple" xlink:href="https://es.wikipedia.org/wiki/Sistema_de_planificación_de_recursos_empresariales#Definición" text:style-name="Internet_20_link" text:visited-style-name="Visited_20_Internet_20_Link">https://es.wikipedia.org/wiki/Sistema_de_planificaci%C3%B3n_de_recursos_empresariales#Definici%C3%B3n</text:a></text:p>
        </text:list-item>
        <text:list-item>
          <text:p text:style-name="P1"><text:a xlink:type="simple" xlink:href="https://www.e-global.es/erp/5-ejemplos-de-erp.html" text:style-name="Internet_20_link" text:visited-style-name="Visited_20_Internet_20_Link">https://www.e-global.es/erp/5-ejemplos-de-erp.html</text:a></text:p>
        </text:list-item>
        <text:list-item>
          <text:p text:style-name="P1"><text:a xlink:type="simple" xlink:href="https://www.elegircrm.com/crm/que-es-un-crm" text:style-name="Internet_20_link" text:visited-style-name="Visited_20_Internet_20_Link">https://www.elegircrm.com/crm/que-es-un-crm</text:a></text:p>
        </text:list-item>
        <text:list-item>
          <text:p text:style-name="P1"><text:a xlink:type="simple" xlink:href="https://www.softwaredoit.es/software-erp-guias/tabla-comparativa-tipos-de-erp.html" text:style-name="Internet_20_link" text:visited-style-name="Visited_20_Internet_20_Link">https://www.softwaredoit.es/software-erp-guias/tabla-comparativa-tipos-de-erp.html</text:a></text:p>
        </text:list-item>
        <text:list-item>
          <text:p text:style-name="P1"><text:a xlink:type="simple" xlink:href="https://www.isdi.education/es/isdigital-now/7-mejores-crm-momento" text:style-name="Internet_20_link" text:visited-style-name="Visited_20_Internet_20_Link">https://www.isdi.education/es/isdigital-now/7-mejores-crm-momento</text:a></text:p>
        </text:list-item>
      </text:list>
      <text:p text:style-name="P2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'Times New Roman', Times, serif"/>
    <style:font-face style:name="Open sans" svg:font-family="'Open sans', sans-serif"/>
    <style:font-face style:name="PT Serif" svg:font-family="'PT Serif', serif"/>
    <style:font-face style:name="Raleway" svg:font-family="Raleway, sans-serif"/>
    <style:font-face style:name="Tahoma" svg:font-family="Tahoma, sans-serif, Arial, Helvetica"/>
    <style:font-face style:name="louis george caferegular" svg:font-family="'louis george caferegular', Arial, sans-serif, 'Apple Color Emoji', 'Segoe UI Emoji', 'Segoe UI Symbol'"/>
    <style:font-face style:name="opensans" svg:font-family="opensans, 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8:56:43.346000000</meta:creation-date>
    <dc:date>2020-09-22T20:14:02.049000000</dc:date>
    <meta:editing-duration>PT2M22S</meta:editing-duration>
    <meta:editing-cycles>1</meta:editing-cycles>
    <meta:document-statistic meta:table-count="0" meta:image-count="0" meta:object-count="0" meta:page-count="3" meta:paragraph-count="46" meta:word-count="901" meta:character-count="6020" meta:non-whitespace-character-count="5080"/>
    <meta:generator>LibreOffice/6.4.0.3$Windows_X86_64 LibreOffice_project/b0a288ab3d2d4774cb44b62f04d5d28733ac6df8</meta:generator>
  </office:meta>
</office:document-meta>
</file>